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>
            <text:p>Test results</text:p>
          </table:table-cell>
          <table:table-cell table:number-columns-repeated="6"/>
          <table:table-cell>
            <draw:frame table:end-cell-address="Sheet1.M17" table:end-x="0.4012in" table:end-y="0.1177in" draw:z-index="0" draw:style-name="gr1" svg:width="3.1492in" svg:height="2.7555in" svg:x="0.8079in" svg:y="0.0189in">
              <draw:object draw:notify-on-update-of-ranges="Sheet1.B5:Sheet1.B5 Sheet1.B7:Sheet1.B7 Sheet1.C5:Sheet1.C5 Sheet1.C7:Sheet1.C7 Sheet1.D5:Sheet1.D5 Sheet1.D7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Zig-zag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hard turnings</text:p>
          </table:table-cell>
          <table:table-cell office:value-type="string">
            <text:p>broken lines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ellips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raight lines</text:p>
          </table:table-cell>
          <table:table-cell office:value-type="string">
            <text:p>hard turnings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Default" office:value-type="string">
            <text:p>squar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rd turnings</text:p>
          </table:table-cell>
          <table:table-cell office:value-type="string">
            <text:p>broken lines</text:p>
          </table:table-cell>
          <table:table-cell office:value-type="string">
            <text:p>hard turnings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15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7-12T15:35:40</meta:creation-date>
    <dc:creator>loris</dc:creator>
    <dc:date>2010-07-12T15:55:36</dc:date>
    <meta:editing-cycles>5</meta:editing-cycles>
    <meta:editing-duration>PT19M58S</meta:editing-duration>
    <meta:user-defined meta:name="Info 1"/>
    <meta:user-defined meta:name="Info 2"/>
    <meta:user-defined meta:name="Info 3"/>
    <meta:user-defined meta:name="Info 4"/>
    <meta:document-statistic meta:table-count="3" meta:cell-count="6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5:Sheet1.D5 Sheet1.B7:Sheet1.D7" chart:data-source-has-labels="row" svg:x="0.16cm" svg:y="0.14cm" svg:width="6.553cm" svg:height="6.64cm"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B7" chart:label-cell-address="Sheet1.B5:Sheet1.B5" chart:class="chart:bar">
            <chart:data-point/>
          </chart:series>
          <chart:series chart:style-name="ch9" chart:values-cell-range-address="Sheet1.C7:Sheet1.C7" chart:label-cell-address="Sheet1.C5:Sheet1.C5" chart:class="chart:bar">
            <chart:data-point/>
          </chart:series>
          <chart:series chart:style-name="ch10" chart:values-cell-range-address="Sheet1.D7:Sheet1.D7" chart:label-cell-address="Sheet1.D5:Sheet1.D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